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reported-b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reported-b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reported-b" style:display-name="PageStyle_disciplinary-actions-reported-b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